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c9211e" loext:opacity="100%" fo:font-weight="bold" officeooo:paragraph-rsid="00088086" style:font-weight-asian="bold" style:font-weight-complex="bold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color="#000000" loext:opacity="100%" fo:font-weight="bold" officeooo:paragraph-rsid="00088086" style:font-weight-asian="bold" style:font-weight-complex="bold"/>
    </style:style>
    <style:style style:name="T1" style:family="text">
      <style:text-properties fo:font-variant="normal" fo:text-transform="none" fo:color="#dcddde" loext:opacity="100%" style:font-name="Whitney" fo:font-size="12pt" fo:letter-spacing="normal" fo:font-style="normal"/>
    </style:style>
    <style:style style:name="T2" style:family="text">
      <style:text-properties fo:font-variant="normal" fo:text-transform="none" fo:color="#dcddde" loext:opacity="100%" style:font-name="Whitney" fo:font-size="12pt" fo:letter-spacing="normal" fo:font-style="normal" fo:font-weight="normal"/>
    </style:style>
    <style:style style:name="T3" style:family="text">
      <style:text-properties fo:font-variant="normal" fo:text-transform="none" style:font-name="Whitney" fo:font-size="12pt" fo:letter-spacing="normal" fo:font-style="normal"/>
    </style:style>
    <style:style style:name="T4" style:family="text">
      <style:text-properties fo:font-variant="normal" fo:text-transform="none" style:font-name="Whitney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4">Exercice requête MAJ update :</text:span></text:p>
      <text:p text:style-name="P2"><text:span text:style-name="T4"><text:line-break/>Dans la table categorie remplacer le nom de la categorie (new <text:s/>-&gt; automobile) de l'enregistrement numero 3 par automobile,</text:span></text:p>
      <text:p text:style-name="P2"><text:span text:style-name="T4"><text:line-break/>Dans la table vendeur remplacer le prénom de l'enregistrement (new -&gt; Albert) qui à pour nom : Brunet par Albert,</text:span></text:p>
      <text:p text:style-name="P2"><text:span text:style-name="T4"><text:line-break/>Dans la table article remplacer le prix des enregistrements (new -&gt; 0.60) qui ont un prix plus élevé que 0.40 par <text:s/>0.60,</text:span></text:p>
      <text:p text:style-name="P2"><text:span text:style-name="T4"><text:line-break/>Dans la table vendeur remplacer le nom du vendeur (new -&gt; Adrar) pour tous les enregistrements qui contiennent la lettre e dans leur prénom par : Adrar. </text:span></text:p>
      <text:p text:style-name="P2"><text:span text:style-name="T4"/></text:p>
      <text:p text:style-name="P2"><text:span text:style-name="T4">Mettre à jour le vendeur des tickets dont la date est comprise entre 1990/01/01 00:00:00 et 2021/08/30 12:59:59 par le vendeur numéro 4. (modifié)<text:line-break/>[15:21]<text:line-break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Whitney" svg:font-family="Whitney, 'Helvetica Neue', Helvetica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2T15:04:25.654000000</meta:creation-date>
    <dc:date>2022-10-12T16:11:56.453000000</dc:date>
    <meta:editing-duration>PT1H7M31S</meta:editing-duration>
    <meta:editing-cycles>1</meta:editing-cycles>
    <meta:document-statistic meta:table-count="0" meta:image-count="0" meta:object-count="0" meta:page-count="1" meta:paragraph-count="6" meta:word-count="118" meta:character-count="696" meta:non-whitespace-character-count="576"/>
    <meta:generator>LibreOffice/7.4.1.2$Windows_X86_64 LibreOffice_project/3c58a8f3a960df8bc8fd77b461821e42c061c5f0</meta:generator>
  </office:meta>
</office:document-meta>
</file>